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5.717cm" svg:y="0.844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828cm" svg:y="9.636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KTERIE</text:p>
          </table:table-cell>
          <table:table-cell office:value-type="string" calcext:value-type="string">
            <text:p><text:s/>PEŁZACZ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783" calcext:value-type="float">
            <text:p>1678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4866" calcext:value-type="float">
            <text:p>4486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63045" calcext:value-type="float">
            <text:p>6304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68238" calcext:value-type="float">
            <text:p>68238</text:p>
          </table:table-cell>
          <table:table-cell office:value-type="float" office:value="13615" calcext:value-type="float">
            <text:p>13615</text:p>
          </table:table-cell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float" office:value="47459" calcext:value-type="float">
            <text:p>47459</text:p>
          </table:table-cell>
          <table:table-cell office:value-type="float" office:value="29602" calcext:value-type="float">
            <text:p>29602</text:p>
          </table:table-cell>
        </table:table-row>
        <table:table-row table:style-name="ro1">
          <table:table-cell office:value-type="float" office:value="31706" calcext:value-type="float">
            <text:p>31706</text:p>
          </table:table-cell>
          <table:table-cell office:value-type="float" office:value="34557" calcext:value-type="float">
            <text:p>34557</text:p>
          </table:table-cell>
        </table:table-row>
        <table:table-row table:style-name="ro1">
          <table:table-cell office:value-type="float" office:value="24809" calcext:value-type="float">
            <text:p>24809</text:p>
          </table:table-cell>
          <table:table-cell office:value-type="float" office:value="42868" calcext:value-type="float">
            <text:p>42868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9090" calcext:value-type="float">
            <text:p>2909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542" calcext:value-type="float">
            <text:p>195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014" calcext:value-type="float">
            <text:p>130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45:34.089000000</meta:creation-date>
    <dc:date>2021-01-14T19:47:59.296000000</dc:date>
    <meta:editing-duration>PT2M24S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Аркуш1.A1:Аркуш1.B502" chart:data-source-has-labels="row" svg:x="0.32cm" svg:y="0.18cm" svg:width="12.111cm" svg:height="8.64cm">
          <chart:coordinate-region svg:x="1.497cm" svg:y="0.301cm" svg:width="10.92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KTERIE</text:p>
                <draw:g>
                  <svg:desc>Аркуш1.A1:Аркуш1.A1</svg:desc>
                </draw:g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">
                <text:p>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">
                <text:p>3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">
                <text:p>4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0">
                <text:p>5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">
                <text:p>7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4">
                <text:p>78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6">
                <text:p>86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">
                <text:p>9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8">
                <text:p>10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">
                <text:p>10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2">
                <text:p>117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0">
                <text:p>108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3">
                <text:p>72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3">
                <text:p>53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">
                <text:p>36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">
                <text:p>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0">
                <text:p>1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1">
                <text:p>24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1">
                <text:p>44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75">
                <text:p>71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6">
                <text:p>113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83">
                <text:p>1678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8">
                <text:p>250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765">
                <text:p>3276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66">
                <text:p>44866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45">
                <text:p>6304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462">
                <text:p>51462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238">
                <text:p>68238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10">
                <text:p>57310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59">
                <text:p>47459</text:p>
              </table:table-cell>
              <table:table-cell office:value-type="float" office:value="29602">
                <text:p>29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706">
                <text:p>31706</text:p>
              </table:table-cell>
              <table:table-cell office:value-type="float" office:value="34557">
                <text:p>34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09">
                <text:p>24809</text:p>
              </table:table-cell>
              <table:table-cell office:value-type="float" office:value="42868">
                <text:p>428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45">
                <text:p>8045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3">
                <text:p>2503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9542">
                <text:p>19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9">
                <text:p>469</text:p>
              </table:table-cell>
              <table:table-cell office:value-type="float" office:value="13014">
                <text:p>13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2">
                <text:p>482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">
                <text:p>20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3">
                <text:p>38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">
                <text:p>34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">
                <text:p>10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8">
                <text:p>36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8">
                <text:p>50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">
                <text:p>70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">
                <text:p>24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0">
                <text:p>4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1">
                <text:p>65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">
                <text:p>13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1">
                <text:p>40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0">
                <text:p>59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8">
                <text:p>29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">
                <text:p>39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4">
                <text:p>3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3">
                <text:p>3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7">
                <text:p>43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1">
                <text:p>23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">
                <text:p>1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">
                <text:p>1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">
                <text:p>1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">
                <text:p>1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">
                <text:p>16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">
                <text:p>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">
                <text:p>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">
                <text:p>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">
                <text:p>1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6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3">
                <text:p>2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1">
                <text:p>2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">
                <text:p>2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5">
                <text:p>2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1">
                <text:p>2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4">
                <text:p>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4">
                <text:p>1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">
                <text:p>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4">
                <text:p>2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1">
                <text:p>3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6">
                <text:p>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3">
                <text:p>5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8">
                <text:p>8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5">
                <text:p>11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2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0">
                <text:p>16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9">
                <text:p>207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3">
                <text:p>17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9">
                <text:p>131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4">
                <text:p>143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6">
                <text:p>124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43">
                <text:p>124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3">
                <text:p>15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6">
                <text:p>16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2">
                <text:p>136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0">
                <text:p>76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">
                <text:p>58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3">
                <text:p>32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">
                <text:p>17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">
                <text:p>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">
                <text:p>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">
                <text:p>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6">
                <text:p>2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1">
                <text:p>3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2">
                <text:p>3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6">
                <text:p>3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">
                <text:p>4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">
                <text:p>4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">
                <text:p>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4">
                <text:p>3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3">
                <text:p>3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">
                <text:p>5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">
                <text:p>1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1">
                <text:p>2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9">
                <text:p>3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">
                <text:p>4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0">
                <text:p>4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9">
                <text:p>4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0">
                <text:p>4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1">
                <text:p>38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2">
                <text:p>36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0">
                <text:p>3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1">
                <text:p>3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3">
                <text:p>27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7">
                <text:p>32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0">
                <text:p>3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2">
                <text:p>34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8">
                <text:p>3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7">
                <text:p>2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">
                <text:p>1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">
                <text:p>7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">
                <text:p>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">
                <text:p>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">
                <text:p>1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">
                <text:p>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">
                <text:p>1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6">
                <text:p>1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">
                <text:p>1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">
                <text:p>1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2">
                <text:p>1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">
                <text:p>1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6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0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">
                <text:p>1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5">
                <text:p>1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5">
                <text:p>2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8">
                <text:p>2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1">
                <text:p>2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">
                <text:p>2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4">
                <text:p>2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3">
                <text:p>1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2">
                <text:p>1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">
                <text:p>1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">
                <text:p>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">
                <text:p>1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">
                <text:p>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">
                <text:p>1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8">
                <text:p>2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7">
                <text:p>3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1">
                <text:p>4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3">
                <text:p>4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9">
                <text:p>4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3">
                <text:p>5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9">
                <text:p>5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">
                <text:p>4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1">
                <text:p>3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4">
                <text:p>33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0">
                <text:p>3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">
                <text:p>3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9">
                <text:p>35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1">
                <text:p>3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6">
                <text:p>4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6">
                <text:p>6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3">
                <text:p>6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1">
                <text:p>5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3">
                <text:p>57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7">
                <text:p>35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5">
                <text:p>3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7">
                <text:p>28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6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4">
                <text:p>2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8">
                <text:p>2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6">
                <text:p>1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9">
                <text:p>1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4">
                <text:p>1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3">
                <text:p>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">
                <text:p>1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6">
                <text:p>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">
                <text:p>1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0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7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">
                <text:p>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">
                <text:p>1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">
                <text:p>1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">
                <text:p>1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1">
                <text:p>1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4">
                <text:p>2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3">
                <text:p>2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2">
                <text:p>3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4">
                <text:p>3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2">
                <text:p>3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">
                <text:p>3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">
                <text:p>3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4">
                <text:p>3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2">
                <text:p>2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">
                <text:p>1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">
                <text:p>7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">
                <text:p>1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">
                <text:p>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">
                <text:p>2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6">
                <text:p>3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1">
                <text:p>3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5">
                <text:p>3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0">
                <text:p>3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7">
                <text:p>32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5">
                <text:p>3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7">
                <text:p>3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7">
                <text:p>2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5">
                <text:p>2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8">
                <text:p>2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3">
                <text:p>19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">
                <text:p>1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3">
                <text:p>1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">
                <text:p>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9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8">
                <text:p>1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">
                <text:p>2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9">
                <text:p>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2">
                <text:p>2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1">
                <text:p>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3">
                <text:p>3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4">
                <text:p>3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6">
                <text:p>3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">
                <text:p>2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">
                <text:p>17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5">
                <text:p>8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">
                <text:p>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5">
                <text:p>1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7">
                <text:p>1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4">
                <text:p>2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2">
                <text:p>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8">
                <text:p>3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7">
                <text:p>3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2">
                <text:p>3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">
                <text:p>4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1">
                <text:p>3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9">
                <text:p>3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9">
                <text:p>2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9">
                <text:p>1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">
                <text:p>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">
                <text:p>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8">
                <text:p>1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5">
                <text:p>1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6">
                <text:p>1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2">
                <text:p>2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1">
                <text:p>2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2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3">
                <text:p>4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7">
                <text:p>5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21">
                <text:p>7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8">
                <text:p>9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5">
                <text:p>11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94">
                <text:p>1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34">
                <text:p>143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8">
                <text:p>123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0">
                <text:p>13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8">
                <text:p>69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9">
                <text:p>19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8">
                <text:p>11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">
                <text:p>8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">
                <text:p>6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">
                <text:p>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">
                <text:p>1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">
                <text:p>1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1">
                <text:p>2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9">
                <text:p>3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4">
                <text:p>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9">
                <text:p>4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2">
                <text:p>5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4">
                <text:p>6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56">
                <text:p>7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8">
                <text:p>7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4">
                <text:p>5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7">
                <text:p>42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6">
                <text:p>37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4">
                <text:p>23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">
                <text:p>14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">
                <text:p>4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">
                <text:p>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">
                <text:p>1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8">
                <text:p>1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1:Аркуш1.B502" chart:data-source-has-labels="row" svg:x="1.331cm" svg:y="0.18cm" svg:width="14.349cm" svg:height="7.659cm">
          <chart:coordinate-region svg:x="2.508cm" svg:y="0.379cm" svg:width="12.707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">
                <text:p>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">
                <text:p>3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">
                <text:p>4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0">
                <text:p>5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">
                <text:p>7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4">
                <text:p>78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6">
                <text:p>86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">
                <text:p>9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8">
                <text:p>10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">
                <text:p>10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2">
                <text:p>117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0">
                <text:p>108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3">
                <text:p>72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3">
                <text:p>53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">
                <text:p>36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">
                <text:p>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">
                <text:p>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0">
                <text:p>1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1">
                <text:p>24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1">
                <text:p>44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75">
                <text:p>71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6">
                <text:p>113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83">
                <text:p>1678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08">
                <text:p>250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765">
                <text:p>3276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66">
                <text:p>44866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45">
                <text:p>6304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462">
                <text:p>51462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238">
                <text:p>68238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10">
                <text:p>57310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59">
                <text:p>47459</text:p>
              </table:table-cell>
              <table:table-cell office:value-type="float" office:value="29602">
                <text:p>29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706">
                <text:p>31706</text:p>
              </table:table-cell>
              <table:table-cell office:value-type="float" office:value="34557">
                <text:p>34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09">
                <text:p>24809</text:p>
              </table:table-cell>
              <table:table-cell office:value-type="float" office:value="42868">
                <text:p>428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45">
                <text:p>8045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3">
                <text:p>2503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5">
                <text:p>1125</text:p>
              </table:table-cell>
              <table:table-cell office:value-type="float" office:value="19542">
                <text:p>19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9">
                <text:p>469</text:p>
              </table:table-cell>
              <table:table-cell office:value-type="float" office:value="13014">
                <text:p>13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2">
                <text:p>482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">
                <text:p>20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3">
                <text:p>38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">
                <text:p>34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">
                <text:p>10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8">
                <text:p>36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8">
                <text:p>50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">
                <text:p>70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">
                <text:p>24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0">
                <text:p>4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1">
                <text:p>65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">
                <text:p>13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1">
                <text:p>40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0">
                <text:p>59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8">
                <text:p>29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">
                <text:p>39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4">
                <text:p>3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3">
                <text:p>3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7">
                <text:p>43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1">
                <text:p>23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">
                <text:p>1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">
                <text:p>1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">
                <text:p>17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">
                <text:p>1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">
                <text:p>16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">
                <text:p>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">
                <text:p>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">
                <text:p>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">
                <text:p>1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6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3">
                <text:p>2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1">
                <text:p>2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">
                <text:p>2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5">
                <text:p>2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1">
                <text:p>2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4">
                <text:p>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4">
                <text:p>1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">
                <text:p>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4">
                <text:p>2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1">
                <text:p>3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6">
                <text:p>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3">
                <text:p>5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8">
                <text:p>8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5">
                <text:p>11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2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0">
                <text:p>16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9">
                <text:p>207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3">
                <text:p>17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9">
                <text:p>131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4">
                <text:p>143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6">
                <text:p>124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43">
                <text:p>124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3">
                <text:p>15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6">
                <text:p>16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2">
                <text:p>136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0">
                <text:p>76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">
                <text:p>58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3">
                <text:p>32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">
                <text:p>17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">
                <text:p>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">
                <text:p>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">
                <text:p>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6">
                <text:p>2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1">
                <text:p>3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2">
                <text:p>3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6">
                <text:p>3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">
                <text:p>4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">
                <text:p>4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">
                <text:p>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4">
                <text:p>3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3">
                <text:p>3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">
                <text:p>1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">
                <text:p>5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">
                <text:p>1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1">
                <text:p>2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9">
                <text:p>3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">
                <text:p>4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0">
                <text:p>4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9">
                <text:p>4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0">
                <text:p>4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1">
                <text:p>38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2">
                <text:p>36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0">
                <text:p>3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1">
                <text:p>3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3">
                <text:p>27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7">
                <text:p>32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0">
                <text:p>3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2">
                <text:p>34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8">
                <text:p>3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7">
                <text:p>2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">
                <text:p>1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">
                <text:p>7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">
                <text:p>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">
                <text:p>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">
                <text:p>1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">
                <text:p>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">
                <text:p>1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6">
                <text:p>1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">
                <text:p>1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">
                <text:p>1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2">
                <text:p>1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">
                <text:p>1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6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0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9">
                <text:p>1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5">
                <text:p>1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5">
                <text:p>2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8">
                <text:p>2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1">
                <text:p>2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">
                <text:p>2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4">
                <text:p>2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3">
                <text:p>1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2">
                <text:p>1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">
                <text:p>1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">
                <text:p>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">
                <text:p>1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">
                <text:p>1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">
                <text:p>1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">
                <text:p>1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">
                <text:p>1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8">
                <text:p>2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7">
                <text:p>3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1">
                <text:p>4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3">
                <text:p>4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9">
                <text:p>4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3">
                <text:p>5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9">
                <text:p>5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">
                <text:p>4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1">
                <text:p>3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4">
                <text:p>33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0">
                <text:p>3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">
                <text:p>3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9">
                <text:p>35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1">
                <text:p>3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6">
                <text:p>4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6">
                <text:p>6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3">
                <text:p>6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1">
                <text:p>5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3">
                <text:p>57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7">
                <text:p>35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5">
                <text:p>3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7">
                <text:p>28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6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4">
                <text:p>2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8">
                <text:p>2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6">
                <text:p>1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9">
                <text:p>1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4">
                <text:p>1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3">
                <text:p>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">
                <text:p>1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6">
                <text:p>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">
                <text:p>1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0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7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">
                <text:p>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">
                <text:p>1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">
                <text:p>1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">
                <text:p>1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">
                <text:p>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1">
                <text:p>1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4">
                <text:p>2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3">
                <text:p>2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2">
                <text:p>3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4">
                <text:p>3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2">
                <text:p>3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">
                <text:p>3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">
                <text:p>3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4">
                <text:p>3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2">
                <text:p>2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">
                <text:p>1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">
                <text:p>7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">
                <text:p>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">
                <text:p>1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">
                <text:p>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">
                <text:p>2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6">
                <text:p>3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1">
                <text:p>3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5">
                <text:p>3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0">
                <text:p>3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7">
                <text:p>32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5">
                <text:p>3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7">
                <text:p>3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7">
                <text:p>2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5">
                <text:p>2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8">
                <text:p>2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3">
                <text:p>19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">
                <text:p>1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3">
                <text:p>1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">
                <text:p>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9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8">
                <text:p>1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">
                <text:p>2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9">
                <text:p>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2">
                <text:p>2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1">
                <text:p>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3">
                <text:p>3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4">
                <text:p>3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6">
                <text:p>3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">
                <text:p>2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">
                <text:p>17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5">
                <text:p>8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">
                <text:p>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5">
                <text:p>1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7">
                <text:p>1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4">
                <text:p>2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2">
                <text:p>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8">
                <text:p>3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7">
                <text:p>3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2">
                <text:p>3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">
                <text:p>4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1">
                <text:p>3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9">
                <text:p>3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9">
                <text:p>2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9">
                <text:p>1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">
                <text:p>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">
                <text:p>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8">
                <text:p>1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5">
                <text:p>1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6">
                <text:p>1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2">
                <text:p>2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1">
                <text:p>2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2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3">
                <text:p>4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7">
                <text:p>5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21">
                <text:p>7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8">
                <text:p>9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5">
                <text:p>11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94">
                <text:p>1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34">
                <text:p>143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8">
                <text:p>123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0">
                <text:p>13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8">
                <text:p>69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9">
                <text:p>19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8">
                <text:p>11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">
                <text:p>8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">
                <text:p>6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">
                <text:p>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">
                <text:p>1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">
                <text:p>1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1">
                <text:p>2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9">
                <text:p>3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4">
                <text:p>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9">
                <text:p>4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2">
                <text:p>5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4">
                <text:p>6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56">
                <text:p>7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8">
                <text:p>7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4">
                <text:p>5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7">
                <text:p>42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6">
                <text:p>37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4">
                <text:p>23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">
                <text:p>14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">
                <text:p>4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">
                <text:p>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">
                <text:p>1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8">
                <text:p>1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